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25in"/>
    </style:style>
    <style:style style:name="Table1.B" style:family="table-column">
      <style:table-column-properties style:column-width="2.8125in"/>
    </style:style>
    <style:style style:name="Table1.C" style:family="table-column">
      <style:table-column-properties style:column-width="2.1875in"/>
    </style:style>
    <style:style style:name="Table1.D" style:family="table-column">
      <style:table-column-properties style:column-width="1.3021in"/>
    </style:style>
    <style:style style:name="Table1.1" style:family="table-row">
      <style:table-row-properties style:min-row-height="0.1201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fbb46" officeooo:paragraph-rsid="000fbb46"/>
    </style:style>
    <style:style style:name="P2" style:family="paragraph" style:parent-style-name="Table_20_Contents">
      <style:text-properties fo:font-size="12pt" officeooo:rsid="000fbb46" officeooo:paragraph-rsid="000fbb46" style:font-size-asian="12pt" style:font-size-complex="12pt"/>
    </style:style>
    <style:style style:name="P3" style:family="paragraph" style:parent-style-name="Table_20_Contents">
      <style:text-properties fo:font-size="12pt" officeooo:rsid="0011a953" officeooo:paragraph-rsid="0011a953" style:font-size-asian="12pt" style:font-size-complex="12pt"/>
    </style:style>
    <style:style style:name="P4" style:family="paragraph" style:parent-style-name="Table_20_Contents">
      <style:text-properties fo:font-size="12pt" officeooo:rsid="0017d7b2" officeooo:paragraph-rsid="0017d7b2" style:font-size-asian="12pt" style:font-size-complex="12pt"/>
    </style:style>
    <style:style style:name="P5" style:family="paragraph" style:parent-style-name="Table_20_Contents">
      <style:text-properties fo:font-size="12pt" officeooo:rsid="001961e9" officeooo:paragraph-rsid="001961e9" style:font-size-asian="12pt" style:font-size-complex="12pt"/>
    </style:style>
    <style:style style:name="P6" style:family="paragraph" style:parent-style-name="Table_20_Contents">
      <style:text-properties fo:font-size="12pt" officeooo:rsid="00134ca5" officeooo:paragraph-rsid="00134ca5" style:font-size-asian="12pt" style:font-size-complex="12pt"/>
    </style:style>
    <style:style style:name="P7" style:family="paragraph" style:parent-style-name="Table_20_Contents">
      <style:text-properties fo:font-size="12pt" officeooo:rsid="00142949" officeooo:paragraph-rsid="00142949" style:font-size-asian="12pt" style:font-size-complex="12pt"/>
    </style:style>
    <style:style style:name="P8" style:family="paragraph" style:parent-style-name="Table_20_Contents">
      <style:text-properties fo:font-size="12pt" officeooo:rsid="0015d6ad" officeooo:paragraph-rsid="0015d6ad" style:font-size-asian="12pt" style:font-size-complex="12pt"/>
    </style:style>
    <style:style style:name="P9" style:family="paragraph" style:parent-style-name="Table_20_Contents">
      <style:text-properties fo:font-size="12pt" officeooo:rsid="001ddd8a" officeooo:paragraph-rsid="001ddd8a" style:font-size-asian="12pt" style:font-size-complex="12pt"/>
    </style:style>
    <style:style style:name="P10" style:family="paragraph" style:parent-style-name="Table_20_Contents">
      <style:text-properties fo:font-size="12pt" officeooo:rsid="001ecc27" officeooo:paragraph-rsid="001ecc27" style:font-size-asian="12pt" style:font-size-complex="12pt"/>
    </style:style>
    <style:style style:name="P11" style:family="paragraph" style:parent-style-name="Table_20_Contents">
      <style:text-properties fo:font-size="12pt" officeooo:rsid="0020ad92" officeooo:paragraph-rsid="0020ad92" style:font-size-asian="12pt" style:font-size-complex="12pt"/>
    </style:style>
    <style:style style:name="P12" style:family="paragraph" style:parent-style-name="Table_20_Contents">
      <style:text-properties fo:font-size="12pt" officeooo:rsid="00238291" officeooo:paragraph-rsid="00238291" style:font-size-asian="12pt" style:font-size-complex="12pt"/>
    </style:style>
    <style:style style:name="P13" style:family="paragraph" style:parent-style-name="Table_20_Contents">
      <style:text-properties fo:font-size="12pt" officeooo:rsid="00175b0d" officeooo:paragraph-rsid="00175b0d" style:font-size-asian="12pt" style:font-size-complex="12pt"/>
    </style:style>
    <style:style style:name="P14" style:family="paragraph" style:parent-style-name="Table_20_Contents">
      <style:text-properties fo:font-size="12pt" officeooo:rsid="001b37b9" officeooo:paragraph-rsid="001b37b9" style:font-size-asian="12pt" style:font-size-complex="12pt"/>
    </style:style>
    <style:style style:name="P15" style:family="paragraph" style:parent-style-name="Table_20_Contents">
      <style:text-properties fo:font-size="12pt" officeooo:rsid="002924f5" officeooo:paragraph-rsid="002924f5" style:font-size-asian="12pt" style:font-size-complex="12pt"/>
    </style:style>
    <style:style style:name="P16" style:family="paragraph" style:parent-style-name="Table_20_Contents">
      <style:text-properties fo:font-size="12pt" fo:language="ru" fo:country="RU" officeooo:rsid="0011a953" officeooo:paragraph-rsid="0011a953" style:font-size-asian="12pt" style:font-size-complex="12pt"/>
    </style:style>
    <style:style style:name="P17" style:family="paragraph" style:parent-style-name="Table_20_Contents">
      <style:text-properties fo:font-size="12pt" fo:language="ru" fo:country="RU" officeooo:rsid="00121f5f" officeooo:paragraph-rsid="00121f5f" style:font-size-asian="12pt" style:font-size-complex="12pt"/>
    </style:style>
    <style:style style:name="P18" style:family="paragraph" style:parent-style-name="Table_20_Contents">
      <style:text-properties fo:font-size="12pt" fo:language="ru" fo:country="RU" officeooo:rsid="00133dad" officeooo:paragraph-rsid="00133dad" style:font-size-asian="12pt" style:font-size-complex="12pt"/>
    </style:style>
    <style:style style:name="P19" style:family="paragraph" style:parent-style-name="Table_20_Contents">
      <style:text-properties fo:font-size="12pt" fo:language="ru" fo:country="RU" officeooo:rsid="0028c6f9" officeooo:paragraph-rsid="002914e1" style:font-size-asian="12pt" style:font-size-complex="12pt"/>
    </style:style>
    <style:style style:name="P20" style:family="paragraph" style:parent-style-name="Table_20_Contents">
      <style:text-properties fo:font-size="12pt" fo:language="en" fo:country="US" officeooo:rsid="001961e9" officeooo:paragraph-rsid="001961e9" style:font-size-asian="12pt" style:font-size-complex="12pt"/>
    </style:style>
    <style:style style:name="P21" style:family="paragraph" style:parent-style-name="Table_20_Contents">
      <style:text-properties fo:font-size="12pt" fo:language="en" fo:country="US" officeooo:rsid="000fbb46" officeooo:paragraph-rsid="000fbb46" style:font-size-asian="12pt" style:font-size-complex="12pt"/>
    </style:style>
    <style:style style:name="P22" style:family="paragraph" style:parent-style-name="Table_20_Contents">
      <style:text-properties fo:font-size="12pt" fo:language="en" fo:country="US" officeooo:rsid="000fbb46" officeooo:paragraph-rsid="001c2983" style:font-size-asian="12pt" style:font-size-complex="12pt"/>
    </style:style>
    <style:style style:name="P23" style:family="paragraph" style:parent-style-name="Table_20_Contents">
      <style:text-properties fo:font-size="12pt" fo:language="en" fo:country="US" officeooo:rsid="002914e1" officeooo:paragraph-rsid="002914e1" style:font-size-asian="12pt" style:font-size-complex="12pt"/>
    </style:style>
    <style:style style:name="P24" style:family="paragraph" style:parent-style-name="Table_20_Contents">
      <style:text-properties fo:font-size="12pt" fo:language="en" fo:country="US" officeooo:rsid="00133dad" officeooo:paragraph-rsid="00133dad" style:font-size-asian="12pt" style:font-size-complex="12pt"/>
    </style:style>
    <style:style style:name="P25" style:family="paragraph" style:parent-style-name="Table_20_Contents">
      <style:text-properties fo:font-size="12pt" fo:language="en" fo:country="US" officeooo:rsid="0011a953" officeooo:paragraph-rsid="0011a953" style:font-size-asian="12pt" style:font-size-complex="12pt"/>
    </style:style>
    <style:style style:name="P26" style:family="paragraph" style:parent-style-name="Standard">
      <style:text-properties officeooo:rsid="002cf746" officeooo:paragraph-rsid="002cf746"/>
    </style:style>
    <style:style style:name="P27" style:family="paragraph" style:parent-style-name="Standard">
      <style:paragraph-properties fo:break-before="page"/>
      <style:text-properties officeooo:rsid="002cf746" officeooo:paragraph-rsid="002cf746"/>
    </style:style>
    <style:style style:name="P28" style:family="paragraph" style:parent-style-name="Standard">
      <style:text-properties officeooo:rsid="002cf746" officeooo:paragraph-rsid="002cf746"/>
    </style:style>
    <style:style style:name="P29" style:family="paragraph" style:parent-style-name="Standard">
      <style:text-properties officeooo:rsid="0030235c" officeooo:paragraph-rsid="0030235c"/>
    </style:style>
    <style:style style:name="P30" style:family="paragraph" style:parent-style-name="Standard">
      <style:paragraph-properties fo:break-before="page"/>
      <style:text-properties officeooo:rsid="0030235c" officeooo:paragraph-rsid="0030235c"/>
    </style:style>
    <style:style style:name="T1" style:family="text">
      <style:text-properties fo:language="ru" fo:country="RU"/>
    </style:style>
    <style:style style:name="T2" style:family="text">
      <style:text-properties fo:language="ru" fo:country="RU" officeooo:rsid="0011a953"/>
    </style:style>
    <style:style style:name="T3" style:family="text">
      <style:text-properties fo:font-weight="bold" style:font-weight-asian="bold" style:font-weight-complex="bold"/>
    </style:style>
    <style:style style:name="T4" style:family="text">
      <style:text-properties fo:font-weight="bold" officeooo:rsid="0019b1a9" style:font-weight-asian="bold" style:font-weight-complex="bold"/>
    </style:style>
    <style:style style:name="T5" style:family="text">
      <style:text-properties fo:language="en" fo:country="US"/>
    </style:style>
    <style:style style:name="T6" style:family="text">
      <style:text-properties fo:language="en" fo:country="US" officeooo:rsid="0011a953"/>
    </style:style>
    <style:style style:name="T7" style:family="text">
      <style:text-properties fo:language="en" fo:country="US" fo:font-weight="bold" style:font-weight-asian="bold" style:font-weight-complex="bold"/>
    </style:style>
    <style:style style:name="T8" style:family="text">
      <style:text-properties officeooo:rsid="0011a953"/>
    </style:style>
    <style:style style:name="T9" style:family="text">
      <style:text-properties officeooo:rsid="0019c022"/>
    </style:style>
    <style:style style:name="T10" style:family="text">
      <style:text-properties officeooo:rsid="001c2983"/>
    </style:style>
    <style:style style:name="T11" style:family="text">
      <style:text-properties officeooo:rsid="001c6a96"/>
    </style:style>
    <style:style style:name="T12" style:family="text">
      <style:text-properties officeooo:rsid="002487e5"/>
    </style:style>
    <style:style style:name="T13" style:family="text">
      <style:text-properties officeooo:rsid="002e62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12">P</text:span>ast</text:p>
          </table:table-cell>
          <table:table-cell table:style-name="Table1.B1" office:value-type="string">
            <text:p text:style-name="P17">В: <text:span text:style-name="T5">did + [subject] + V</text:span></text:p>
            <text:p text:style-name="P18"><text:span text:style-name="T7">Did</text:span><text:span text:style-name="T5"> she play ?</text:span></text:p>
            <text:p text:style-name="P24"/>
            <text:p text:style-name="P17">У: <text:span text:style-name="T5">[subject] + V2/Ved</text:span></text:p>
            <text:p text:style-name="P18"><text:span text:style-name="T5">She play</text:span><text:span text:style-name="T7">ed</text:span><text:span text:style-name="T5">.</text:span></text:p>
            <text:p text:style-name="P24"/>
            <text:p text:style-name="P17">О: <text:span text:style-name="T5">[subject] + didn't + V</text:span></text:p>
            <text:p text:style-name="P18"><text:span text:style-name="T5">She </text:span><text:span text:style-name="T7">didn't</text:span><text:span text:style-name="T5"> play.</text:span></text:p>
            <text:p text:style-name="P2"/>
            <text:p text:style-name="P2"/>
            <text:p text:style-name="P15"><text:a xlink:type="simple" xlink:href="http://www.alleng.ru/mybook/3gram/6verb_14.htm" text:style-name="Internet_20_link" text:visited-style-name="Visited_20_Internet_20_Link">http://www.alleng.ru/mybook/3gram/6verb_14.htm</text:a> </text:p>
          </table:table-cell>
          <table:table-cell table:style-name="Table1.C1" office:value-type="string">
            <text:p text:style-name="P6">He always <text:span text:style-name="T3">came</text:span> to school on time.</text:p>
            <text:p text:style-name="P6"/>
            <text:p text:style-name="P7">He never <text:span text:style-name="T3">talked</text:span> to us.</text:p>
            <text:p text:style-name="P8">Did he use to take English lessons?</text:p>
            <text:p text:style-name="P8"/>
            <text:p text:style-name="P8">He opened the door and went out of the room.</text:p>
            <text:p text:style-name="P8"/>
            <text:p text:style-name="P8">He took a book, opened it and began reading it.</text:p>
          </table:table-cell>
          <table:table-cell table:style-name="Table1.D1" office:value-type="string">
            <text:p text:style-name="P13">yesterday <text:s/></text:p>
            <text:p text:style-name="P13">the other day <text:s/></text:p>
            <text:p text:style-name="P13">on Sunday <text:s/></text:p>
            <text:p text:style-name="P13">in 1980</text:p>
            <text:p text:style-name="P13">last week </text:p>
            <text:p text:style-name="P13">an hour ago <text:s/></text:p>
            <text:p text:style-name="P13">a month ago <text:s/></text:p>
            <text:p text:style-name="P13">long ago </text:p>
          </table:table-cell>
        </table:table-row>
        <table:table-row table:style-name="Table1.1">
          <table:table-cell table:style-name="Table1.A2" office:value-type="string">
            <text:p text:style-name="P1"><text:span text:style-name="T12">P</text:span>resent</text:p>
          </table:table-cell>
          <table:table-cell table:style-name="Table1.B2" office:value-type="string">
            <text:p text:style-name="P2"><text:span text:style-name="T2">В: </text:span>do / does <text:span text:style-name="T8">+ [</text:span><text:span text:style-name="T6">subject</text:span><text:span text:style-name="T8">] + V</text:span></text:p>
            <text:p text:style-name="P3"><text:span text:style-name="T3">Does</text:span> she <text:span text:style-name="T3">go</text:span> to the school <text:span text:style-name="T7">every day</text:span><text:span text:style-name="T5"> ?</text:span></text:p>
            <text:p text:style-name="P25"/>
            <text:p text:style-name="P16">У: <text:span text:style-name="T5">[subject] + V/Vs</text:span></text:p>
            <text:p text:style-name="P16"><text:span text:style-name="T5">She goe</text:span><text:span text:style-name="T7">s</text:span><text:span text:style-name="T5"> to school </text:span><text:span text:style-name="T7">rarely</text:span><text:span text:style-name="T5">.</text:span></text:p>
            <text:p text:style-name="P25"/>
            <text:p text:style-name="P16">О: <text:span text:style-name="T5">[subject] + don't/doesn't + V/Vs</text:span></text:p>
            <text:p text:style-name="P25">She doesn't go to school every day.</text:p>
            <text:p text:style-name="P25"/>
            <text:p text:style-name="P19"><text:a xlink:type="simple" xlink:href="http://www.alleng.ru/mybook/3gram/6verb_05.htm" text:style-name="Internet_20_link" text:visited-style-name="Visited_20_Internet_20_Link">http://www.alleng.ru/mybook/3gram/6verb_05.htm</text:a><text:span text:style-name="T5"> </text:span></text:p>
          </table:table-cell>
          <table:table-cell table:style-name="Table1.C2" office:value-type="string">
            <text:p text:style-name="P2">I <text:span text:style-name="T3">often</text:span> write letters to my sister.</text:p>
            <text:p text:style-name="P2"/>
            <text:p text:style-name="P2">The train leav<text:span text:style-name="T3">es</text:span> at seven.</text:p>
            <text:p text:style-name="P2"/>
            <text:p text:style-name="P2">I get up at 11 o'clock <text:span text:style-name="T3">every Sunday</text:span></text:p>
          </table:table-cell>
          <table:table-cell table:style-name="Table1.D2" office:value-type="string">
            <text:p text:style-name="P21"><text:span text:style-name="T11">e</text:span>very day</text:p>
            <text:p text:style-name="P21">usuall<text:span text:style-name="T10">y</text:span></text:p>
            <text:p text:style-name="P22">often</text:p>
            <text:p text:style-name="P22">sometimes</text:p>
            <text:p text:style-name="P22">never</text:p>
            <text:p text:style-name="P22">rarely</text:p>
          </table:table-cell>
        </table:table-row>
        <table:table-row table:style-name="Table1.1">
          <table:table-cell table:style-name="Table1.A2" office:value-type="string">
            <text:p text:style-name="P1"><text:span text:style-name="T12">F</text:span>uture</text:p>
          </table:table-cell>
          <table:table-cell table:style-name="Table1.B3" office:value-type="string">
            <text:p text:style-name="P4"><text:span text:style-name="T1">В</text:span>: shall/will + [subject] + V</text:p>
            <text:p text:style-name="P5"><text:span text:style-name="T3">Will </text:span>you go for a walk?</text:p>
            <text:p text:style-name="P4"/>
            <text:p text:style-name="P4"><text:span text:style-name="T1">У</text:span>: [subject] + shall/will + V</text:p>
            <text:p text:style-name="P5">Yes, I'<text:span text:style-name="T3">ll</text:span> go for a walk.</text:p>
            <text:p text:style-name="P5"/>
            <text:p text:style-name="P4"><text:span text:style-name="T1">О</text:span>: [subject] + shall/will not + V</text:p>
            <text:p text:style-name="P20">I <text:span text:style-name="T4">won't</text:span> go for a walk <text:span text:style-name="T9">tomorrow.</text:span></text:p>
            <text:p text:style-name="P20"/>
            <text:p text:style-name="P23"><text:a xlink:type="simple" xlink:href="http://www.alleng.ru/mybook/3gram/6verb_19.htm" text:style-name="Internet_20_link" text:visited-style-name="Visited_20_Internet_20_Link">http://www.alleng.ru/mybook/3gram/6verb_19.htm</text:a> </text:p>
          </table:table-cell>
          <table:table-cell table:style-name="Table1.C3" office:value-type="string">
            <text:p text:style-name="P9">I <text:span text:style-name="T3">shall be</text:span> free tonight.</text:p>
            <text:p text:style-name="P9"/>
            <text:p text:style-name="P10">He <text:span text:style-name="T3">will</text:span> sell his little cottage some day.</text:p>
            <text:p text:style-name="P10"/>
            <text:p text:style-name="P11">He <text:span text:style-name="T3">will</text:span> take English lessons twice a week</text:p>
            <text:p text:style-name="P11"/>
            <text:p text:style-name="P12">When I come to the country, I <text:span text:style-name="T3">shall</text:span> go skiing.</text:p>
          </table:table-cell>
          <table:table-cell table:style-name="Table1.D3" office:value-type="string">
            <text:p text:style-name="P14">tomorrow</text:p>
            <text:p text:style-name="P14">next week </text:p>
            <text:p text:style-name="P14">next year</text:p>
            <text:p text:style-name="P14">in a week </text:p>
            <text:p text:style-name="P14">in a few days</text:p>
            <text:p text:style-name="P14">some day</text:p>
            <text:p text:style-name="P14">one of these days</text:p>
          </table:table-cell>
        </table:table-row>
      </table:table>
      <text:p text:style-name="Standard"/>
      <text:p text:style-name="P26"/>
      <text:p text:style-name="P27">I am Andrew Ryan, and I'm here to ask you a question. </text:p>
      <text:p text:style-name="P26">Is a man not entitled to the sweat of his brow? </text:p>
      <text:p text:style-name="P26">"No," says the man in Washington, "it belongs to the poor."</text:p>
      <text:p text:style-name="P26">"No," says the man in the Vatican, "it belongs to God." </text:p>
      <text:p text:style-name="P26">"No," says the man in Moscow, "it belongs to everyone."</text:p>
      <text:p text:style-name="P26"><text:s/>I rejected those answers; instead, I chose something different. I chose the impossible. I chose... Rapture.</text:p>
      <text:p text:style-name="P26">A city where the artist would<text:span text:style-name="T13">n'</text:span>t fear the censor; where the scientist would<text:span text:style-name="T13">n'</text:span>t be bound by petty morality; where the great wouldn<text:span text:style-name="T13">'</text:span>t be constrained by the small! And with the sweat of your brow, Rapture can become your city as well.</text:p>
      <text:p text:style-name="P30">War. War never changes.</text:p>
      <text:p text:style-name="P29"/>
      <text:p text:style-name="P29">The end of the world occurred pretty much as we had predicted. Too many humans, not enough space or resources to go around. The details are trivial and pointless, the reasons, as always, purely human ones.</text:p>
      <text:p text:style-name="P29"/>
      <text:p text:style-name="P29">The earth was nearly wiped clean of life. A great cleansing, an atomic spark struck by human hands, quickly raged out of control. Spears of nuclear fire rained from the skies. Continents were swallowed in flames and fell beneath the boiling oceans. Humanity was almost extinguished, their spirits becoming part of the background radiation that blanketed the earth.</text:p>
      <text:p text:style-name="P29"/>
      <text:p text:style-name="P29">A quiet darkness fell across the planet, lasting many years. Few survived the devastation. Some had been fortunate enough to reach safety, taking shelter in great underground vaults. When the great darkness passed, these vaults opened, and their inhabitants emerged to begin their lives again.</text:p>
      <text:p text:style-name="P29"/>
      <text:p text:style-name="P29">One of the northern tribes claims they are descended from one such Vault. They hold that their founder and ancestor, one known as the "Vault Dweller," once saved the world from a great evil. According to their legend, this evil arose in the far south. It corrupted all it touched, twisting men inside, turning them into beasts. Only through the bravery of this Vault Dweller was the evil destroyed. But in so doing, he lost many of his friends and suffered greatly, sacrificing much of himself to save the world.</text:p>
      <text:p text:style-name="P29"/>
      <text:p text:style-name="P29">When at last he returned to the home he had fought so hard to protect, he was cast out. Exiled. In confronting that which they feared, he had become something else in their eyes...and no longer their champion.</text:p>
      <text:p text:style-name="P29"/>
      <text:p text:style-name="P29">Forsaken by his people, he strode into the wasteland. He traveled far to the north, until he came to the great canyons. There, he founded a small village, Arroyo, where he lived out the rest of his years. And so, for a generation since its founding, Arroyo has lived in peace, its canyons sheltering it from the outside world. It is home. Your home.</text:p>
      <text:p text:style-name="P29"/>
      <text:p text:style-name="P29">But the scars left by the war have not yet healed. And the Earth has not forgo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0T12:12:32.909000000</meta:creation-date>
    <dc:date>2015-08-17T11:05:45.666000000</dc:date>
    <meta:editing-duration>PT1H28M26S</meta:editing-duration>
    <meta:editing-cycles>32</meta:editing-cycles>
    <meta:generator>LibreOffice/4.4.5.2$Windows_x86 LibreOffice_project/a22f674fd25a3b6f45bdebf25400ed2adff0ff99</meta:generator>
    <meta:document-statistic meta:table-count="1" meta:image-count="0" meta:object-count="0" meta:page-count="3" meta:paragraph-count="72" meta:word-count="705" meta:character-count="3899" meta:non-whitespace-character-count="3245"/>
  </office:meta>
</office:document-meta>
</file>